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Yrsa Light1" svg:font-family="'Yrsa Light'" style:font-adornments="Light" style:font-pitch="variable"/>
  </office:font-face-decls>
  <office:automatic-styles>
    <style:style style:name="P1" style:family="paragraph" style:parent-style-name="Standard">
      <style:paragraph-properties fo:text-align="justify" style:justify-single-word="false"/>
      <style:text-properties style:font-name="Yrsa Light" officeooo:rsid="000f96f5" officeooo:paragraph-rsid="000f96f5"/>
    </style:style>
    <style:style style:name="P2" style:family="paragraph" style:parent-style-name="Standard">
      <style:paragraph-properties fo:text-align="justify" style:justify-single-word="false"/>
      <style:text-properties style:font-name="Yrsa Light" fo:font-style="italic" fo:font-weight="bold" officeooo:rsid="000f96f5" officeooo:paragraph-rsid="000f96f5"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style:font-name="Yrsa Light" fo:font-size="12pt" fo:font-style="normal" style:text-underline-style="none" fo:font-weight="normal" officeooo:rsid="001aeae3" officeooo:paragraph-rsid="000f96f5"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top="0.0398in" fo:margin-bottom="0.0398in" style:contextual-spacing="false" fo:text-align="justify" style:justify-single-word="false"/>
      <style:text-properties style:font-name="Yrsa Light" fo:font-size="12pt" fo:font-style="normal" style:text-underline-style="none" fo:font-weight="normal" officeooo:rsid="003e719a" officeooo:paragraph-rsid="005a0bb0"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0398in" fo:margin-bottom="0.0398in" style:contextual-spacing="false" fo:text-align="justify" style:justify-single-word="false"/>
      <style:text-properties style:font-name="Yrsa Light" fo:font-size="12pt" fo:font-style="normal" style:text-underline-style="none" fo:font-weight="normal" officeooo:rsid="0038109d" officeooo:paragraph-rsid="0038109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Yrsa Light" fo:font-size="12pt" fo:font-style="normal" style:text-underline-style="none" fo:font-weight="normal" officeooo:rsid="0038109d" officeooo:paragraph-rsid="0038109d"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0398in" fo:margin-bottom="0.0398in" style:contextual-spacing="false" fo:text-align="justify" style:justify-single-word="false"/>
      <style:text-properties style:font-name="Yrsa Light" fo:font-size="12pt" fo:font-style="normal" style:text-underline-style="none" fo:font-weight="normal" officeooo:rsid="003883fa" officeooo:paragraph-rsid="003883f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Yrsa Light" fo:font-size="12pt" fo:font-style="normal" style:text-underline-style="none" fo:font-weight="normal" officeooo:rsid="003883fa" officeooo:paragraph-rsid="003883f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Yrsa Light" fo:font-size="12pt" style:text-underline-style="none" fo:font-weight="normal" officeooo:rsid="0030c9fb" officeooo:paragraph-rsid="0030c9fb" style:font-size-asian="12pt" style:font-weight-asian="normal" style:font-size-complex="12pt" style:font-weight-complex="normal"/>
    </style:style>
    <style:style style:name="P10" style:family="paragraph" style:parent-style-name="Standard">
      <style:paragraph-properties fo:margin-top="0.0398in" fo:margin-bottom="0.0398in" style:contextual-spacing="false" fo:text-align="justify" style:justify-single-word="false"/>
      <style:text-properties style:font-name="Yrsa Light" fo:font-size="12pt" style:text-underline-style="none" fo:font-weight="normal" officeooo:rsid="002ad0f7" officeooo:paragraph-rsid="002ecc2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Yrsa Light" fo:font-size="12pt" style:text-underline-style="none" fo:font-weight="normal" officeooo:rsid="00292898" officeooo:paragraph-rsid="002fec1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Yrsa Light" fo:font-size="12pt" style:text-underline-style="none" fo:font-weight="normal" officeooo:rsid="0018d97d" officeooo:paragraph-rsid="00317eb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Yrsa Light" fo:font-size="12pt" style:text-underline-style="none" fo:font-weight="normal" officeooo:rsid="005e8405" officeooo:paragraph-rsid="005e840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Yrsa Light" fo:font-size="12pt" style:text-underline-style="none" fo:font-weight="bold" officeooo:rsid="000fbce2" officeooo:paragraph-rsid="000fbce2" style:font-size-asian="12pt" style:font-weight-asian="bold" style:font-size-complex="12pt" style:font-weight-complex="bold"/>
    </style:style>
    <style:style style:name="P15" style:family="paragraph" style:parent-style-name="Standard">
      <style:paragraph-properties fo:margin-top="0.0398in" fo:margin-bottom="0.0398in" style:contextual-spacing="false" fo:text-align="justify" style:justify-single-word="false"/>
      <style:text-properties style:font-name="Yrsa Light" fo:font-size="12pt" fo:font-style="italic" style:text-underline-style="none" fo:font-weight="normal" officeooo:rsid="0038109d" officeooo:paragraph-rsid="0038109d" style:font-size-asian="10.5pt" style:font-style-asian="italic" style:font-weight-asian="normal" style:font-size-complex="12pt" style:font-style-complex="italic" style:font-weight-complex="normal"/>
    </style:style>
    <style:style style:name="P16" style:family="paragraph" style:parent-style-name="Standard">
      <style:paragraph-properties fo:margin-top="0.0398in" fo:margin-bottom="0.0398in" style:contextual-spacing="false" fo:text-align="justify" style:justify-single-word="false"/>
      <style:text-properties style:font-name="Yrsa Light" fo:font-size="12pt" fo:font-style="italic" style:text-underline-style="none" fo:font-weight="normal" officeooo:rsid="003883fa" officeooo:paragraph-rsid="003883fa" style:font-size-asian="10.5pt" style:font-style-asian="italic" style:font-weight-asian="normal" style:font-size-complex="12pt" style:font-style-complex="italic" style:font-weight-complex="normal"/>
    </style:style>
    <style:style style:name="P17" style:family="paragraph" style:parent-style-name="Text_20_body">
      <style:paragraph-properties fo:text-align="justify" style:justify-single-word="false"/>
      <style:text-properties style:font-name="Yrsa Light" fo:font-size="12pt" fo:font-style="italic" style:text-underline-style="none" fo:font-weight="normal" officeooo:rsid="003883fa" officeooo:paragraph-rsid="003b0b0f" style:font-size-asian="10.5pt" style:font-style-asian="italic" style:font-weight-asian="normal" style:font-size-complex="12pt" style:font-style-complex="italic" style:font-weight-complex="normal"/>
    </style:style>
    <style:style style:name="P18" style:family="paragraph" style:parent-style-name="Standard">
      <style:paragraph-properties fo:margin-top="0.0398in" fo:margin-bottom="0.0398in" style:contextual-spacing="false" fo:line-height="115%" fo:text-align="justify" style:justify-single-word="false"/>
      <style:text-properties style:font-name="Yrsa Light" fo:font-size="12pt" fo:font-style="italic" style:text-underline-style="none" fo:font-weight="normal" officeooo:rsid="003883fa" officeooo:paragraph-rsid="003883fa" style:font-size-asian="10.5pt" style:font-style-asian="italic" style:font-weight-asian="normal" style:font-size-complex="12pt" style:font-style-complex="italic" style:font-weight-complex="normal"/>
    </style:style>
    <style:style style:name="P19" style:family="paragraph" style:parent-style-name="Standard">
      <style:paragraph-properties fo:margin-top="0.0398in" fo:margin-bottom="0.0398in" style:contextual-spacing="false" fo:text-align="justify" style:justify-single-word="false"/>
      <style:text-properties style:font-name="Yrsa Light" fo:font-size="12pt" style:text-underline-style="solid" style:text-underline-width="auto" style:text-underline-color="font-color" fo:font-weight="bold" officeooo:rsid="002ad0f7" officeooo:paragraph-rsid="002ad0f7"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Yrsa Light" fo:font-size="16pt" style:text-underline-style="solid" style:text-underline-width="auto" style:text-underline-color="font-color" fo:font-weight="bold" officeooo:rsid="000f96f5" officeooo:paragraph-rsid="000f96f5" style:font-size-asian="16pt" style:font-weight-asian="bold" style:font-size-complex="16pt" style:font-weight-complex="bold"/>
    </style:style>
    <style:style style:name="P21" style:family="paragraph" style:parent-style-name="Standard">
      <style:paragraph-properties fo:margin-top="0.0398in" fo:margin-bottom="0.0398in" style:contextual-spacing="false" fo:text-align="justify" style:justify-single-word="false"/>
      <style:text-properties style:font-name="Yrsa Light" fo:font-size="13pt" fo:font-style="normal" style:text-underline-style="none" fo:font-weight="bold" officeooo:rsid="00344a21" officeooo:paragraph-rsid="00344a21" style:font-size-asian="13pt" style:font-style-asian="normal" style:font-weight-asian="bold" style:font-size-complex="13pt" style:font-style-complex="normal" style:font-weight-complex="bold"/>
    </style:style>
    <style:style style:name="P22" style:family="paragraph" style:parent-style-name="Standard">
      <style:paragraph-properties fo:margin-top="0.0398in" fo:margin-bottom="0.0398in" style:contextual-spacing="false" fo:text-align="justify" style:justify-single-word="false"/>
      <style:text-properties style:font-name="Yrsa Light" fo:font-size="13pt" fo:font-style="normal" style:text-underline-style="none" fo:font-weight="bold" officeooo:rsid="00292898" officeooo:paragraph-rsid="00292898" style:font-size-asian="13pt" style:font-style-asian="normal" style:font-weight-asian="bold" style:font-size-complex="13pt" style:font-style-complex="normal" style:font-weight-complex="bold"/>
    </style:style>
    <style:style style:name="P23" style:family="paragraph" style:parent-style-name="Text_20_body">
      <style:paragraph-properties fo:margin-top="0.0398in" fo:margin-bottom="0.0398in" style:contextual-spacing="false" fo:text-align="justify" style:justify-single-word="false"/>
      <style:text-properties style:font-name="Yrsa Light" fo:font-size="13pt" fo:font-style="normal" style:text-underline-style="none" fo:font-weight="bold" officeooo:rsid="003e719a" officeooo:paragraph-rsid="003e719a" style:font-size-asian="13pt" style:font-style-asian="normal" style:font-weight-asian="bold" style:font-size-complex="13pt" style:font-style-complex="normal" style:font-weight-complex="bold"/>
    </style:style>
    <style:style style:name="P24" style:family="paragraph" style:parent-style-name="Text_20_body">
      <style:paragraph-properties fo:text-align="justify" style:justify-single-word="false"/>
      <style:text-properties style:font-name="Yrsa Light" fo:font-size="13pt" fo:font-style="normal" style:text-underline-style="none" fo:font-weight="bold" officeooo:rsid="0038109d" officeooo:paragraph-rsid="0038109d" style:font-size-asian="13pt" style:font-style-asian="normal" style:font-weight-asian="bold" style:font-size-complex="13pt" style:font-style-complex="normal" style:font-weight-complex="bold"/>
    </style:style>
    <style:style style:name="P25" style:family="paragraph" style:parent-style-name="Standard">
      <style:paragraph-properties fo:text-align="justify" style:justify-single-word="false"/>
      <style:text-properties style:font-name="Yrsa Light" fo:font-size="13pt" style:text-underline-style="none" fo:font-weight="bold" officeooo:rsid="005e8405" officeooo:paragraph-rsid="005e8405" style:font-size-asian="13pt" style:font-weight-asian="bold" style:font-size-complex="13pt" style:font-weight-complex="bold"/>
    </style:style>
    <style:style style:name="P26" style:family="paragraph" style:parent-style-name="Standard">
      <style:paragraph-properties fo:text-align="justify" style:justify-single-word="false"/>
      <style:text-properties style:font-name="Yrsa Light" officeooo:paragraph-rsid="002fec1a"/>
    </style:style>
    <style:style style:name="P27" style:family="paragraph" style:parent-style-name="Standard">
      <style:paragraph-properties fo:text-align="justify" style:justify-single-word="false"/>
      <style:text-properties fo:font-size="13pt" fo:font-weight="bold" officeooo:paragraph-rsid="000fbce2" style:font-size-asian="13pt" style:font-weight-asian="bold" style:font-size-complex="13pt" style:font-weight-complex="bold"/>
    </style:style>
    <style:style style:name="P28" style:family="paragraph" style:parent-style-name="Standard">
      <style:paragraph-properties fo:text-align="justify" style:justify-single-word="false"/>
      <style:text-properties officeooo:paragraph-rsid="0053ab92"/>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6a090c"/>
    </style:style>
    <style:style style:name="P31" style:family="paragraph" style:parent-style-name="Standard">
      <style:paragraph-properties fo:text-align="justify" style:justify-single-word="false"/>
      <style:text-properties style:font-name="Yrsa Light1" officeooo:rsid="0066eedc" officeooo:paragraph-rsid="0066eedc"/>
    </style:style>
    <style:style style:name="P32" style:family="paragraph" style:parent-style-name="Text_20_body">
      <style:paragraph-properties fo:line-height="115%" fo:text-align="justify" style:justify-single-word="false"/>
      <style:text-properties officeooo:paragraph-rsid="003a2fb5"/>
    </style:style>
    <style:style style:name="P33" style:family="paragraph" style:parent-style-name="Text_20_body">
      <style:paragraph-properties fo:text-align="justify" style:justify-single-word="false"/>
      <style:text-properties fo:font-style="italic" officeooo:paragraph-rsid="003b0b0f" style:font-style-asian="italic" style:font-style-complex="italic"/>
    </style:style>
    <style:style style:name="P34" style:family="paragraph" style:parent-style-name="Standard" style:list-style-name="L1">
      <style:paragraph-properties fo:margin-top="0.0398in" fo:margin-bottom="0.0398in" style:contextual-spacing="false" fo:text-align="justify" style:justify-single-word="false"/>
      <style:text-properties style:font-name="Yrsa Light" officeooo:paragraph-rsid="00344a21"/>
    </style:style>
    <style:style style:name="P35" style:family="paragraph" style:parent-style-name="Standard" style:list-style-name="L1">
      <style:paragraph-properties fo:margin-top="0.0398in" fo:margin-bottom="0.0398in" style:contextual-spacing="false" fo:text-align="justify" style:justify-single-word="false"/>
      <style:text-properties style:font-name="Yrsa Light" fo:font-size="12pt" fo:font-style="normal" style:text-underline-style="none" fo:font-weight="normal" officeooo:rsid="001aeae3" officeooo:paragraph-rsid="00344a21" style:font-size-asian="12pt" style:font-style-asian="normal" style:font-weight-asian="normal" style:font-size-complex="12pt" style:font-style-complex="normal" style:font-weight-complex="normal"/>
    </style:style>
    <style:style style:name="P36" style:family="paragraph" style:parent-style-name="Standard" style:list-style-name="L1">
      <style:paragraph-properties fo:margin-top="0.0398in" fo:margin-bottom="0.0398in" style:contextual-spacing="false" fo:text-align="justify" style:justify-single-word="false"/>
      <style:text-properties style:font-name="Yrsa Light" fo:font-size="12pt" fo:font-style="normal" style:text-underline-style="none" fo:font-weight="normal" officeooo:rsid="004504b5" officeooo:paragraph-rsid="004504b5" style:font-size-asian="12pt" style:font-style-asian="normal" style:font-weight-asian="normal" style:font-size-complex="12pt" style:font-style-complex="normal" style:font-weight-complex="normal"/>
    </style:style>
    <style:style style:name="P37" style:family="paragraph" style:parent-style-name="Text_20_body" style:list-style-name="L2">
      <style:paragraph-properties fo:margin-top="0.0398in" fo:margin-bottom="0.0398in" style:contextual-spacing="false" fo:text-align="justify" style:justify-single-word="false"/>
      <style:text-properties officeooo:rsid="005a0bb0" officeooo:paragraph-rsid="005a0bb0"/>
    </style:style>
    <style:style style:name="P38" style:family="paragraph" style:parent-style-name="Text_20_body" style:list-style-name="L2">
      <style:paragraph-properties fo:margin-top="0.0398in" fo:margin-bottom="0.0398in" style:contextual-spacing="false" fo:text-align="justify" style:justify-single-word="false"/>
      <style:text-properties officeooo:paragraph-rsid="005a0bb0"/>
    </style:style>
    <style:style style:name="P39" style:family="paragraph" style:parent-style-name="Text_20_body" style:list-style-name="L3">
      <style:paragraph-properties fo:text-align="justify" style:justify-single-word="false"/>
      <style:text-properties style:font-name="Yrsa Light1" fo:font-size="12pt" fo:font-style="italic" style:text-underline-style="none" fo:font-weight="bold" officeooo:rsid="006c790b" officeooo:paragraph-rsid="006c790b" style:font-size-asian="12pt" style:font-style-asian="italic" style:font-weight-asian="bold" style:font-size-complex="12pt" style:font-style-complex="italic" style:font-weight-complex="bold"/>
    </style:style>
    <style:style style:name="P40" style:family="paragraph" style:parent-style-name="Text_20_body">
      <style:paragraph-properties fo:text-align="justify" style:justify-single-word="false"/>
      <style:text-properties style:font-name="Yrsa Light" officeooo:paragraph-rsid="006c790b"/>
    </style:style>
    <style:style style:name="T1" style:family="text">
      <style:text-properties fo:font-size="12pt" style:text-underline-style="none" fo:font-weight="normal" officeooo:rsid="002f0aae" style:font-size-asian="12pt" style:font-weight-asian="normal" style:font-size-complex="12pt" style:font-weight-complex="normal"/>
    </style:style>
    <style:style style:name="T2" style:family="text">
      <style:text-properties fo:font-size="12pt" fo:font-style="italic" style:text-underline-style="none" fo:font-weight="normal" officeooo:rsid="00292898" style:font-size-asian="12pt" style:font-style-asian="italic" style:font-weight-asian="normal" style:font-size-complex="12pt" style:font-style-complex="italic" style:font-weight-complex="normal"/>
    </style:style>
    <style:style style:name="T3" style:family="text">
      <style:text-properties fo:font-size="12pt" fo:font-style="italic" style:text-underline-style="none" fo:font-weight="normal" officeooo:rsid="00344a21"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bold" officeooo:rsid="00292898" style:font-size-asian="12pt" style:font-style-asian="italic" style:font-weight-asian="bold" style:font-size-complex="12pt" style:font-style-complex="italic" style:font-weight-complex="bold"/>
    </style:style>
    <style:style style:name="T5" style:family="text">
      <style:text-properties fo:font-size="12pt" fo:font-style="italic" style:text-underline-style="none" fo:font-weight="bold" officeooo:rsid="000ffe47" style:font-size-asian="12pt" style:font-style-asian="italic" style:font-weight-asian="bold" style:font-size-complex="12pt" style:font-style-complex="italic" style:font-weight-complex="bold"/>
    </style:style>
    <style:style style:name="T6" style:family="text">
      <style:text-properties fo:font-size="12pt" fo:font-style="italic" style:text-underline-style="none" fo:font-weight="bold" officeooo:rsid="00344a21" style:font-size-asian="12pt" style:font-style-asian="italic" style:font-weight-asian="bold" style:font-size-complex="12pt" style:font-style-complex="italic" style:font-weight-complex="bold"/>
    </style:style>
    <style:style style:name="T7" style:family="text">
      <style:text-properties fo:font-size="12pt" fo:font-style="italic" style:text-underline-style="none" fo:font-weight="bold" officeooo:rsid="0030c9fb" style:font-size-asian="12pt" style:font-style-asian="italic" style:font-weight-asian="bold" style:font-size-complex="12pt" style:font-style-complex="italic" style:font-weight-complex="bold"/>
    </style:style>
    <style:style style:name="T8" style:family="text">
      <style:text-properties fo:font-size="12pt" fo:font-style="normal" style:text-underline-style="none" fo:font-weight="normal" officeooo:rsid="00344a21"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4300f0"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6c790b"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3b0b0f" style:font-size-asian="12pt" style:font-style-asian="normal" style:font-weight-asian="normal" style:font-size-complex="12pt" style:font-style-complex="normal" style:font-weight-complex="normal"/>
    </style:style>
    <style:style style:name="T12" style:family="text">
      <style:text-properties officeooo:rsid="002b24f1"/>
    </style:style>
    <style:style style:name="T13" style:family="text">
      <style:text-properties officeooo:rsid="002ecc2f"/>
    </style:style>
    <style:style style:name="T14" style:family="text">
      <style:text-properties officeooo:rsid="002fec1a"/>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675f9a" style:font-style-asian="italic" style:font-weight-asian="bold" style:font-style-complex="italic" style:font-weight-complex="bold"/>
    </style:style>
    <style:style style:name="T17" style:family="text">
      <style:text-properties officeooo:rsid="0038109d"/>
    </style:style>
    <style:style style:name="T18" style:family="text">
      <style:text-properties officeooo:rsid="003883fa"/>
    </style:style>
    <style:style style:name="T19" style:family="text">
      <style:text-properties officeooo:rsid="003a2fb5"/>
    </style:style>
    <style:style style:name="T20" style:family="text">
      <style:text-properties style:font-name="Yrsa Light"/>
    </style:style>
    <style:style style:name="T21" style:family="text">
      <style:text-properties style:font-name="Yrsa Light" fo:font-size="12pt" fo:font-style="normal" style:text-underline-style="none" fo:font-weight="normal" officeooo:rsid="003a2fb5" style:font-size-asian="10.5pt" style:font-style-asian="normal" style:font-weight-asian="normal" style:font-size-complex="12pt" style:font-style-complex="normal" style:font-weight-complex="normal"/>
    </style:style>
    <style:style style:name="T22" style:family="text">
      <style:text-properties style:font-name="Yrsa Light" fo:font-size="12pt" fo:font-style="normal" style:text-underline-style="none" fo:font-weight="normal" officeooo:rsid="003883fa" style:font-size-asian="10.5pt" style:font-style-asian="normal" style:font-weight-asian="normal" style:font-size-complex="12pt" style:font-style-complex="normal" style:font-weight-complex="normal"/>
    </style:style>
    <style:style style:name="T23" style:family="text">
      <style:text-properties style:font-name="Yrsa Light" fo:font-size="12pt" fo:font-style="normal" style:text-underline-style="none" fo:font-weight="normal" officeooo:rsid="003b0b0f" style:font-size-asian="10.5pt" style:font-style-asian="normal" style:font-weight-asian="normal" style:font-size-complex="12pt" style:font-style-complex="normal" style:font-weight-complex="normal"/>
    </style:style>
    <style:style style:name="T24" style:family="text">
      <style:text-properties style:font-name="Yrsa Light"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font-name="Yrsa Light" fo:font-size="12pt" fo:font-style="normal" style:text-underline-style="none" fo:font-weight="normal" officeooo:rsid="00292898" style:font-size-asian="12pt" style:font-style-asian="normal" style:font-weight-asian="normal" style:font-size-complex="12pt" style:font-style-complex="normal" style:font-weight-complex="normal"/>
    </style:style>
    <style:style style:name="T26" style:family="text">
      <style:text-properties style:font-name="Yrsa Light" fo:font-size="12pt" fo:font-style="normal" style:text-underline-style="none" fo:font-weight="normal" officeooo:rsid="006610f5" style:font-size-asian="12pt" style:font-style-asian="normal" style:font-weight-asian="normal" style:font-size-complex="12pt" style:font-style-complex="normal" style:font-weight-complex="normal"/>
    </style:style>
    <style:style style:name="T27" style:family="text">
      <style:text-properties style:font-name="Yrsa Light" fo:font-size="12pt" style:text-underline-style="none" fo:font-weight="normal" officeooo:rsid="002ad0f7" style:font-size-asian="12pt" style:font-weight-asian="normal" style:font-size-complex="12pt" style:font-weight-complex="normal"/>
    </style:style>
    <style:style style:name="T28" style:family="text">
      <style:text-properties style:font-name="Yrsa Light" fo:font-size="12pt" style:text-underline-style="none" fo:font-weight="normal" officeooo:rsid="00103e2b" style:font-size-asian="12pt" style:font-weight-asian="normal" style:font-size-complex="12pt" style:font-weight-complex="normal"/>
    </style:style>
    <style:style style:name="T29" style:family="text">
      <style:text-properties style:font-name="Yrsa Light" fo:font-size="12pt" style:text-underline-style="none" fo:font-weight="normal" officeooo:rsid="0030c9fb" style:font-size-asian="12pt" style:font-weight-asian="normal" style:font-size-complex="12pt" style:font-weight-complex="normal"/>
    </style:style>
    <style:style style:name="T30" style:family="text">
      <style:text-properties style:font-name="Yrsa Light" fo:font-size="12pt" style:text-underline-style="none" fo:font-weight="normal" officeooo:rsid="003e719a" style:font-size-asian="12pt" style:font-weight-asian="normal" style:font-size-complex="12pt" style:font-weight-complex="normal"/>
    </style:style>
    <style:style style:name="T31" style:family="text">
      <style:text-properties style:font-name="Yrsa Light" fo:font-size="12pt" style:text-underline-style="none" fo:font-weight="normal" officeooo:rsid="0032885c" style:font-size-asian="12pt" style:font-weight-asian="normal" style:font-size-complex="12pt" style:font-weight-complex="normal"/>
    </style:style>
    <style:style style:name="T32" style:family="text">
      <style:text-properties style:font-name="Yrsa Light" fo:font-size="12pt" style:text-underline-style="none" fo:font-weight="normal" officeooo:rsid="00317eb4" style:font-size-asian="12pt" style:font-weight-asian="normal" style:font-size-complex="12pt" style:font-weight-complex="normal"/>
    </style:style>
    <style:style style:name="T33" style:family="text">
      <style:text-properties style:font-name="Yrsa Light" fo:font-size="12pt" style:text-underline-style="none" fo:font-weight="normal" officeooo:rsid="0063c570" style:font-size-asian="12pt" style:font-weight-asian="normal" style:font-size-complex="12pt" style:font-weight-complex="normal"/>
    </style:style>
    <style:style style:name="T34" style:family="text">
      <style:text-properties style:font-name="Yrsa Light" fo:font-size="12pt" style:text-underline-style="none" fo:font-weight="bold" officeooo:rsid="0030c9fb" style:font-size-asian="12pt" style:font-weight-asian="bold" style:font-size-complex="12pt" style:font-weight-complex="bold"/>
    </style:style>
    <style:style style:name="T35" style:family="text">
      <style:text-properties style:font-name="Yrsa Light" fo:font-size="12pt"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style:font-name="Yrsa Light" fo:font-size="12pt" fo:font-style="italic" style:text-underline-style="none" fo:font-weight="bold" officeooo:rsid="0030c9fb" style:font-size-asian="12pt" style:font-style-asian="italic" style:font-weight-asian="bold" style:font-size-complex="12pt" style:font-style-complex="italic" style:font-weight-complex="bold"/>
    </style:style>
    <style:style style:name="T37" style:family="text">
      <style:text-properties style:font-name="Yrsa Light" officeooo:rsid="003a2fb5"/>
    </style:style>
    <style:style style:name="T38" style:family="text">
      <style:text-properties style:font-name="Yrsa Light" officeooo:rsid="004ea0a2"/>
    </style:style>
    <style:style style:name="T39" style:family="text">
      <style:text-properties style:font-name="Yrsa Light" officeooo:rsid="0035e3db"/>
    </style:style>
    <style:style style:name="T40" style:family="text">
      <style:text-properties style:font-name="Yrsa Light" officeooo:rsid="00368bdf"/>
    </style:style>
    <style:style style:name="T41" style:family="text">
      <style:text-properties style:font-name="Yrsa Light1"/>
    </style:style>
    <style:style style:name="T42" style:family="text">
      <style:text-properties style:font-name="Yrsa Light1" fo:font-size="12pt" fo:font-style="normal" style:text-underline-style="none" fo:font-weight="normal" officeooo:rsid="00292898" style:font-size-asian="12pt" style:font-style-asian="normal" style:font-weight-asian="normal" style:font-size-complex="12pt" style:font-style-complex="normal" style:font-weight-complex="normal"/>
    </style:style>
    <style:style style:name="T43" style:family="text">
      <style:text-properties style:font-name="Yrsa Light1" fo:font-size="12pt" fo:font-style="normal" style:text-underline-style="none" fo:font-weight="normal" officeooo:rsid="003b0b0f" style:font-size-asian="12pt" style:font-style-asian="normal" style:font-weight-asian="normal" style:font-size-complex="12pt" style:font-style-complex="normal" style:font-weight-complex="normal"/>
    </style:style>
    <style:style style:name="T44" style:family="text">
      <style:text-properties style:font-name="Yrsa Light1" fo:font-size="12pt" fo:font-style="normal" style:text-underline-style="none" fo:font-weight="normal" officeooo:rsid="003b5809" style:font-size-asian="12pt" style:font-style-asian="normal" style:font-weight-asian="normal" style:font-size-complex="12pt" style:font-style-complex="normal" style:font-weight-complex="normal"/>
    </style:style>
    <style:style style:name="T45" style:family="text">
      <style:text-properties style:font-name="Yrsa Light1" fo:font-size="12pt" fo:font-style="normal" style:text-underline-style="none" fo:font-weight="normal" officeooo:rsid="006610f5" style:font-size-asian="12pt" style:font-style-asian="normal" style:font-weight-asian="normal" style:font-size-complex="12pt" style:font-style-complex="normal" style:font-weight-complex="normal"/>
    </style:style>
    <style:style style:name="T46" style:family="text">
      <style:text-properties style:font-name="Yrsa Light1" fo:font-size="12pt" fo:font-style="normal" style:text-underline-style="none" fo:font-weight="normal" officeooo:rsid="006927a9" style:font-size-asian="12pt" style:font-style-asian="normal" style:font-weight-asian="normal" style:font-size-complex="12pt" style:font-style-complex="normal" style:font-weight-complex="normal"/>
    </style:style>
    <style:style style:name="T47" style:family="text">
      <style:text-properties style:font-name="Yrsa Light1" fo:font-size="12pt" fo:font-style="normal" style:text-underline-style="none" fo:font-weight="normal" officeooo:rsid="006c790b" style:font-size-asian="12pt" style:font-style-asian="normal" style:font-weight-asian="normal" style:font-size-complex="12pt" style:font-style-complex="normal" style:font-weight-complex="normal"/>
    </style:style>
    <style:style style:name="T48" style:family="text">
      <style:text-properties style:font-name="Yrsa Light1"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style:font-name="Yrsa Light1" fo:font-size="12pt" fo:font-style="italic" style:text-underline-style="none" fo:font-weight="bold" officeooo:rsid="000ffe47" style:font-size-asian="12pt" style:font-style-asian="italic" style:font-weight-asian="bold" style:font-size-complex="12pt" style:font-style-complex="italic" style:font-weight-complex="bold"/>
    </style:style>
    <style:style style:name="T50" style:family="text">
      <style:text-properties style:font-name="Yrsa Light1" fo:font-size="12pt" fo:font-style="italic" style:text-underline-style="none" fo:font-weight="bold" officeooo:rsid="002f0aae" style:font-size-asian="12pt" style:font-style-asian="italic" style:font-weight-asian="bold" style:font-size-complex="12pt" style:font-style-complex="italic" style:font-weight-complex="bold"/>
    </style:style>
    <style:style style:name="T51" style:family="text">
      <style:text-properties style:font-name="Yrsa Light1" fo:font-size="12pt" fo:font-style="italic" style:text-underline-style="none" fo:font-weight="bold" officeooo:rsid="00103e2b" style:font-size-asian="12pt" style:font-style-asian="italic" style:font-weight-asian="bold" style:font-size-complex="12pt" style:font-style-complex="italic" style:font-weight-complex="bold"/>
    </style:style>
    <style:style style:name="T52" style:family="text">
      <style:text-properties style:font-name="Yrsa Light1" fo:font-size="12pt" fo:font-style="italic" style:text-underline-style="none" fo:font-weight="bold" officeooo:rsid="006610f5" style:font-size-asian="12pt" style:font-style-asian="italic" style:font-weight-asian="bold" style:font-size-complex="12pt" style:font-style-complex="italic" style:font-weight-complex="bold"/>
    </style:style>
    <style:style style:name="T53" style:family="text">
      <style:text-properties style:font-name="Yrsa Light1" fo:font-size="12pt" fo:font-style="italic" style:text-underline-style="none" fo:font-weight="normal" officeooo:rsid="002f0aae" style:font-size-asian="12pt" style:font-style-asian="italic" style:font-weight-asian="normal" style:font-size-complex="12pt" style:font-style-complex="italic" style:font-weight-complex="normal"/>
    </style:style>
    <style:style style:name="T54" style:family="text">
      <style:text-properties style:font-name="Yrsa Light1" fo:font-size="12pt" style:text-underline-style="none" fo:font-weight="normal" officeooo:rsid="00103e2b" style:font-size-asian="12pt" style:font-weight-asian="normal" style:font-size-complex="12pt" style:font-weight-complex="normal"/>
    </style:style>
    <style:style style:name="T55" style:family="text">
      <style:text-properties style:font-name="Yrsa Light1" fo:font-size="12pt" style:text-underline-style="none" fo:font-weight="normal" officeooo:rsid="00292898" style:font-size-asian="12pt" style:font-weight-asian="normal" style:font-size-complex="12pt" style:font-weight-complex="normal"/>
    </style:style>
    <style:style style:name="T56" style:family="text">
      <style:text-properties style:font-name="Yrsa Light1" fo:font-size="12pt" style:text-underline-style="none" fo:font-weight="normal" officeooo:rsid="002f0aae" style:font-size-asian="12pt" style:font-weight-asian="normal" style:font-size-complex="12pt" style:font-weight-complex="normal"/>
    </style:style>
    <style:style style:name="T57" style:family="text">
      <style:text-properties style:font-name="Yrsa Light1" fo:font-size="12pt" style:text-underline-style="none" fo:font-weight="normal" officeooo:rsid="004d083b" style:font-size-asian="12pt" style:font-weight-asian="normal" style:font-size-complex="12pt" style:font-weight-complex="normal"/>
    </style:style>
    <style:style style:name="T58" style:family="text">
      <style:text-properties style:font-name="Yrsa Light1" fo:font-size="12pt" style:text-underline-style="none" fo:font-weight="normal" officeooo:rsid="002ad0f7" style:font-size-asian="12pt" style:font-weight-asian="normal" style:font-size-complex="12pt" style:font-weight-complex="normal"/>
    </style:style>
    <style:style style:name="T59" style:family="text">
      <style:text-properties style:font-name="Yrsa Light1" fo:font-size="12pt" style:text-underline-style="none" fo:font-weight="normal" officeooo:rsid="002fec1a" style:font-size-asian="12pt" style:font-weight-asian="normal" style:font-size-complex="12pt" style:font-weight-complex="normal"/>
    </style:style>
    <style:style style:name="T60" style:family="text">
      <style:text-properties style:font-name="Yrsa Light1" fo:font-size="12pt" style:text-underline-style="none" fo:font-weight="normal" officeooo:rsid="004ea0a2" style:font-size-asian="12pt" style:font-weight-asian="normal" style:font-size-complex="12pt" style:font-weight-complex="normal"/>
    </style:style>
    <style:style style:name="T61" style:family="text">
      <style:text-properties style:font-name="Yrsa Light1" fo:font-size="12pt" style:text-underline-style="none" fo:font-weight="normal" officeooo:rsid="006610f5" style:font-size-asian="12pt" style:font-weight-asian="normal" style:font-size-complex="12pt" style:font-weight-complex="normal"/>
    </style:style>
    <style:style style:name="T62" style:family="text">
      <style:text-properties style:font-name="Yrsa Light1" style:text-underline-style="none" officeooo:rsid="000fbce2"/>
    </style:style>
    <style:style style:name="T63" style:family="text">
      <style:text-properties style:font-name="Yrsa Light1" style:text-underline-style="none" officeooo:rsid="003c0288"/>
    </style:style>
    <style:style style:name="T64" style:family="text">
      <style:text-properties style:font-name="Yrsa Light1" style:text-underline-style="none" officeooo:rsid="005e8405"/>
    </style:style>
    <style:style style:name="T65" style:family="text">
      <style:text-properties style:font-name="Yrsa Light1" fo:font-style="normal" fo:font-weight="normal" style:font-style-asian="normal" style:font-weight-asian="normal" style:font-style-complex="normal" style:font-weight-complex="normal"/>
    </style:style>
    <style:style style:name="T66" style:family="text">
      <style:text-properties style:font-name="Yrsa Light1" fo:font-style="normal" fo:font-weight="normal" officeooo:rsid="006610f5" style:font-style-asian="normal" style:font-weight-asian="normal" style:font-style-complex="normal" style:font-weight-complex="normal"/>
    </style:style>
    <style:style style:name="T67" style:family="text">
      <style:text-properties style:font-name="Yrsa Light1" fo:font-style="normal" fo:font-weight="normal" officeooo:rsid="0066eedc" style:font-style-asian="normal" style:font-weight-asian="normal" style:font-style-complex="normal" style:font-weight-complex="normal"/>
    </style:style>
    <style:style style:name="T68" style:family="text">
      <style:text-properties officeooo:rsid="003c0288"/>
    </style:style>
    <style:style style:name="T69" style:family="text">
      <style:text-properties officeooo:rsid="003e719a"/>
    </style:style>
    <style:style style:name="T70" style:family="text">
      <style:text-properties fo:color="#111111" loext:opacity="100%" style:font-name="Yrsa Light" fo:font-size="12pt" fo:font-style="normal" style:text-underline-style="none" fo:font-weight="normal" officeooo:rsid="003e719a" style:font-size-asian="12pt" style:font-style-asian="normal" style:font-weight-asian="normal" style:font-size-complex="12pt" style:font-style-complex="normal" style:font-weight-complex="normal"/>
    </style:style>
    <style:style style:name="T71" style:family="text">
      <style:text-properties fo:color="#111111" loext:opacity="100%" style:font-name="Yrsa Light" fo:font-size="12pt" fo:font-style="normal" style:text-underline-style="none" fo:font-weight="normal" officeooo:rsid="0057f461" style:font-size-asian="12pt" style:font-style-asian="normal" style:font-weight-asian="normal" style:font-size-complex="12pt" style:font-style-complex="normal" style:font-weight-complex="normal"/>
    </style:style>
    <style:style style:name="T72" style:family="text">
      <style:text-properties fo:color="#111111" loext:opacity="100%" style:font-name="Yrsa Light" fo:font-size="12pt" fo:font-style="normal" style:text-underline-style="none" fo:font-weight="normal" officeooo:rsid="0059a4e8" style:font-size-asian="12pt" style:font-style-asian="normal" style:font-weight-asian="normal" style:font-size-complex="12pt" style:font-style-complex="normal" style:font-weight-complex="normal"/>
    </style:style>
    <style:style style:name="T73" style:family="text">
      <style:text-properties fo:color="#111111" loext:opacity="100%" style:font-name="Yrsa Light" fo:font-size="12pt" style:text-underline-style="none" fo:font-weight="normal" officeooo:rsid="0030c9fb" style:font-size-asian="12pt" style:font-weight-asian="normal" style:font-size-complex="12pt" style:font-weight-complex="normal"/>
    </style:style>
    <style:style style:name="T74" style:family="text">
      <style:text-properties officeooo:rsid="004300f0"/>
    </style:style>
    <style:style style:name="T75" style:family="text">
      <style:text-properties officeooo:rsid="0048428c"/>
    </style:style>
    <style:style style:name="T76" style:family="text">
      <style:text-properties fo:color="#000000" loext:opacity="100%" style:font-name="Yrsa Light" fo:font-size="12pt" fo:font-style="normal" style:text-underline-style="none" fo:font-weight="normal" officeooo:rsid="00292898" style:font-size-asian="12pt" style:font-style-asian="normal" style:font-weight-asian="normal" style:font-size-complex="12pt" style:font-style-complex="normal" style:font-weight-complex="normal"/>
    </style:style>
    <style:style style:name="T77" style:family="text">
      <style:text-properties fo:color="#000000" loext:opacity="100%" style:font-name="Yrsa Light" fo:font-size="12pt" fo:font-style="normal" style:text-underline-style="none" fo:font-weight="normal" officeooo:rsid="0059c324" style:font-size-asian="12pt" style:font-style-asian="normal" style:font-weight-asian="normal" style:font-size-complex="12pt" style:font-style-complex="normal" style:font-weight-complex="normal"/>
    </style:style>
    <style:style style:name="T78" style:family="text">
      <style:text-properties fo:color="#000000" loext:opacity="100%" style:font-name="Yrsa Light" fo:font-size="12pt" fo:font-style="normal" style:text-underline-style="none" fo:font-weight="normal" officeooo:rsid="003e719a" style:font-size-asian="12pt" style:font-style-asian="normal" style:font-weight-asian="normal" style:font-size-complex="12pt" style:font-style-complex="normal" style:font-weight-complex="normal"/>
    </style:style>
    <style:style style:name="T79" style:family="text">
      <style:text-properties fo:color="#000000" loext:opacity="100%" style:font-name="Yrsa Light" fo:font-size="12pt" fo:font-style="normal" style:text-underline-style="none" fo:font-weight="normal" officeooo:rsid="0030c9fb" style:font-size-asian="12pt" style:font-style-asian="normal" style:font-weight-asian="normal" style:font-size-complex="12pt" style:font-style-complex="normal" style:font-weight-complex="normal"/>
    </style:style>
    <style:style style:name="T80" style:family="text">
      <style:text-properties fo:color="#000000" loext:opacity="100%" style:font-name="Yrsa Light" fo:font-size="12pt" fo:font-style="normal" style:text-underline-style="none" fo:font-weight="normal" officeooo:rsid="0055d522" style:font-size-asian="12pt" style:font-style-asian="normal" style:font-weight-asian="normal" style:font-size-complex="12pt" style:font-style-complex="normal" style:font-weight-complex="normal"/>
    </style:style>
    <style:style style:name="T81" style:family="text">
      <style:text-properties fo:color="#000000" loext:opacity="100%" style:font-name="Yrsa Light" fo:font-size="12pt" fo:font-style="normal" style:text-underline-style="none" fo:font-weight="normal" officeooo:rsid="005642df" style:font-size-asian="12pt" style:font-style-asian="normal" style:font-weight-asian="normal" style:font-size-complex="12pt" style:font-style-complex="normal" style:font-weight-complex="normal"/>
    </style:style>
    <style:style style:name="T82" style:family="text">
      <style:text-properties fo:color="#000000" loext:opacity="100%" style:font-name="Yrsa Light" fo:font-size="12pt" fo:font-style="italic" style:text-underline-style="none" fo:font-weight="normal" officeooo:rsid="00292898" style:font-size-asian="12pt" style:font-style-asian="italic" style:font-weight-asian="normal" style:font-size-complex="12pt" style:font-style-complex="italic" style:font-weight-complex="normal"/>
    </style:style>
    <style:style style:name="T83" style:family="text">
      <style:text-properties officeooo:rsid="00603a61"/>
    </style:style>
    <style:style style:name="T84" style:family="text">
      <style:text-properties officeooo:rsid="00613083"/>
    </style:style>
    <style:style style:name="T85" style:family="text">
      <style:text-properties fo:font-weight="bold" style:font-weight-asian="bold" style:font-weight-complex="bold"/>
    </style:style>
    <style:style style:name="T86" style:family="text">
      <style:text-properties officeooo:rsid="0064584b"/>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675f9a" style:font-style-asian="normal" style:font-weight-asian="normal" style:font-style-complex="normal" style:font-weight-complex="normal"/>
    </style:style>
    <style:style style:name="T89" style:family="text">
      <style:text-properties officeooo:rsid="006c790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LLO Aissata</text:p>
      <text:p text:style-name="P2">IGERSHEIM Emilie</text:p>
      <text:p text:style-name="P1"/>
      <text:p text:style-name="P1"/>
      <text:p text:style-name="P20">Rapport du projet de Base De Données (partie 2)</text:p>
      <text:p text:style-name="P20"/>
      <text:p text:style-name="P20"/>
      <text:p text:style-name="P3"/>
      <text:p text:style-name="P21"><text:span text:style-name="T68">I) </text:span>Rappels des choix fait pour la partie 1:</text:p>
      <text:list xml:id="list4098522531" text:style-name="L1">
        <text:list-item>
          <text:p text:style-name="P34"><text:span text:style-name="T6">Les tâches sont présentes en doublon dans les tables</text:span><text:span text:style-name="T3"> </text:span><text:span text:style-name="T8">: soit Tache et Tache_Passee, soit Tache et Tache_A_Realiser. </text:span>Pour garantir la présence d'une tâche dans les deux tables, des déclencheurs ont été créés, évitant ainsi d'effectuer des insertions supplémentaires pour les mêmes donnée<text:span text:style-name="T74">s</text:span><text:span text:style-name="T8"> (et éviter toute incohérence). </text:span><text:span text:style-name="T9">Ces 3 déclencheurs sont dans declencheur.sql.</text:span></text:p>
        </text:list-item>
        <text:list-item>
          <text:p text:style-name="P35"><text:span text:style-name="T15">Les tâches sont considérées comme compétitives</text:span> c’est-à-dire que plusieurs utilisateurs peuvent être assignés à une même tâche mais seul le premier utilisateur l’ayant accomplie est désigné comme réalisateur de cette tâche, seul le score de cet utilisateur sera augmenté.</text:p>
        </text:list-item>
        <text:list-item>
          <text:p text:style-name="P36">Il est normal d’obtenir des erreurs en exécutant le script car à la fin du fichier donnees.sql se trouvent des requêtes qui ne peuvent pas s’insérer afin de <text:span text:style-name="T75">nous </text:span>assurer que les contraintes sont correctes.</text:p>
          <text:p text:style-name="P36"/>
        </text:list-item>
      </text:list>
      <text:p text:style-name="P23">II) Nouveaux ajouts au projet de la partie 1:</text:p>
      <text:list xml:id="list3328737038" text:style-name="L2">
        <text:list-item>
          <text:p text:style-name="P37"><text:span text:style-name="T24">Le champ </text:span><text:span text:style-name="T35">idTache</text:span><text:span text:style-name="T24"> de la table Tache est désormais auto-incrémenté, et un nouveau champ, </text:span><text:span text:style-name="T35">dateAccomplie</text:span><text:span text:style-name="T24">, a été ajouté pour enregistrer la date à laquelle une tâche a été accomplie</text:span></text:p>
        </text:list-item>
        <text:list-item>
          <text:p text:style-name="P38"><text:span text:style-name="T25">Introduction de la </text:span><text:span text:style-name="T76">table </text:span><text:span text:style-name="T82">Assignation</text:span><text:span text:style-name="T76"> comprenant les clés </text:span><text:span text:style-name="T82">idUser </text:span><text:span text:style-name="T76">et </text:span><text:span text:style-name="T82">idTache</text:span><text:span text:style-name="T76">. Cette table vise à mettre en œuvre la relation many-to-many entre les deux tables. Un utilisateur peut être assigné à 0 ou N tâches, et une tâche peut être assignée à 0 ou N utilisateurs.</text:span></text:p>
        </text:list-item>
        <text:list-item>
          <text:p text:style-name="P38"><text:span text:style-name="T77">Création d’</text:span><text:span text:style-name="T78">une table </text:span><text:span text:style-name="T79">Tache_Archivee </text:span><text:span text:style-name="T78">qui contient les mêmes champs que la table </text:span><text:span text:style-name="T80">T</text:span><text:span text:style-name="T78">ache. Lorsqu’une tache est passé</text:span><text:span text:style-name="T81">e</text:span><text:span text:style-name="T78"> ou réalisé</text:span><text:span text:style-name="T81">e</text:span><text:span text:style-name="T78">, elle migre vers la </text:span><text:span text:style-name="T70">nouvelle table et est supprimé</text:span><text:span text:style-name="T71">e</text:span><text:span text:style-name="T70"> d</text:span><text:span text:style-name="T71">es</text:span><text:span text:style-name="T70"> table</text:span><text:span text:style-name="T71">s</text:span><text:span text:style-name="T70"> </text:span><text:span text:style-name="T71">d’</text:span><text:span text:style-name="T70">origine, ainsi que toutes </text:span><text:span text:style-name="T72">s</text:span><text:span text:style-name="T70">es dépendances.</text:span></text:p>
        </text:list-item>
      </text:list>
      <text:p text:style-name="P4"/>
      <text:p text:style-name="P24"><text:span text:style-name="T68">I</text:span><text:span text:style-name="T69">II</text:span><text:span text:style-name="T68">) </text:span>Présentation détaillée de la mise en œuvre de la deuxième partie du projet:</text:p>
      <text:p text:style-name="P22">1<text:span text:style-name="T17">) </text:span>Requêtes <text:span text:style-name="T17">SQL</text:span></text:p>
      <text:p text:style-name="P5">Les requêtes SQL de la partie 2 ont été mises en œuvre conformément à notre compréhension des problématiques. Des curseurs ont été créés afin d'optimiser l'exécution de ces requêtes, et ces derniers sont répertoriés dans le fichier 'curseur.sql'.</text:p>
      <text:p text:style-name="P6"/>
      <text:p text:style-name="P15"><text:span text:style-name="T18">a</text:span>. Les listes de tâches ayant au moins 5 tâches et appartenant à des utilisateurs habitant en France.</text:p>
      <text:p text:style-name="P7">La requête extrait des listes de tâches, avec des détails sur le créateur de la liste et des informations sur les tâches associées. Elle filtre les résultats pour inclure uniquement les listes de tâches créées par des utilisateurs en France, regroupe les résultats par liste de tâches, et ne conserve que les listes ayant au moins 5 tâches, triées par l'identifiant de la liste de tâches.</text:p>
      <text:p text:style-name="P8"><text:soft-page-break/></text:p>
      <text:p text:style-name="P16">b. Les programmes de tâche ayant le plus de points positifs (somme des points) associés aux tâches terminées.</text:p>
      <text:p text:style-name="P7">La requête génère une liste des listes de tâches avec le nombre total de points calculé en comptant le nombre de tâches terminées pour chaque liste. Et elle classe ces listes par ordre décroissant de la somme des points. Par programme de tache on a compris «liste de tache» , et donc on a compter le nombre de taches terminées dans chaque liste de tache puisqu’on est parti du principe qu’une tache terminé génère 1 point et on obtient par ordre décroissant des résultats la liste de tache qui a cumulé le plus de points.</text:p>
      <text:p text:style-name="P8"/>
      <text:p text:style-name="P16">c. Pour chaque utilisateur, son login, son nom, son prénom, son adresse, son nombre de tâches total (périodique et non-périodique) et son nombre de tâches périodiques total.</text:p>
      <text:p text:style-name="P7"><text:span text:style-name="T19">Cette</text:span> requête génère une liste d'utilisateurs avec des informations détaillées, notamment le nombre total de tâches qui leur ont été assignées et le nombre total de tâches périodiques assignées. La <text:span text:style-name="T19">condition sur</text:span> la somme des tâches périodiques assure que seules les tâches périodiques sont prises en compte dans le décompte.</text:p>
      <text:p text:style-name="P18">d. Pour chaque tâche, le nombre de dépendance à effectuer avant que la tâche puisse être réalisée.</text:p>
      <text:p text:style-name="P32"><text:span text:style-name="T21">L</text:span><text:span text:style-name="T22">a requête génère une liste des tâches avec leur identifiant, leur intitulé, et le nombre de dépendances associées, triées par l'identifiant de la tâche. </text:span><text:span text:style-name="T20">On effectue le décompte du nombre de références à la tâche enfant. </text:span><text:span text:style-name="T37">Ceci permet de connaître le nombre de taches parent</text:span><text:span text:style-name="T38">s</text:span><text:span text:style-name="T37"> qu’une tache enfant possède, ce qui équivaut à son nombre de dépendances avant qu’elle ne soit r</text:span><text:span text:style-name="T38">é</text:span><text:span text:style-name="T37">alisée.</text:span></text:p>
      <text:p text:style-name="P17">e. Les 10 utilisateurs ayant gagné le plus de points sur leur score au cours de la semaine courante.</text:p>
      <text:p text:style-name="P33"><text:span text:style-name="T23">L</text:span><text:span text:style-name="T42">a requête génère une liste des utilisateurs avec le nombre de tâches accomplies par chacun au cours de la semaine actuelle, triée par ordre décroissant du nombre de tâches </text:span><text:span text:style-name="T43">réalisées</text:span><text:span text:style-name="T42">. Les résultats sont ensuite limités aux 10 premiers utilisateurs. </text:span><text:span text:style-name="T43">Puisqu’une tache génère 1 point si elle est réalisée, on compte le nombre de taches réalisées par un utilisateur dans la semaine courante, ce qui revient au nombre de points qu’il a gagné </text:span><text:span text:style-name="T44">sur son score</text:span><text:span text:style-name="T43"> pendant cette semaine.</text:span></text:p>
      <text:list xml:id="list1532901034" text:style-name="L3">
        <text:list-item>
          <text:p text:style-name="P39">Index Optimisateur de Requetes</text:p>
        </text:list-item>
      </text:list>
      <text:p text:style-name="P40"><text:span text:style-name="T10">C</text:span><text:span text:style-name="T11">es index visent à accélérer les opérations de recherche sur les tables associées en optimisant l'accès aux données basé sur des colonnes spécifiques. </text:span><text:span text:style-name="T10">Les index creés sont sur les colonnes «</text:span>idCreateur» <text:span text:style-name="T89">de la table ‘Liste_Tache’, «</text:span>adresse» <text:span text:style-name="T89">de la table </text:span>Utilisateur <text:span text:style-name="T89">et «</text:span>idListeTache», «statut», «estPeriodique», <text:s/>«dateFin» <text:span text:style-name="T89">de la table</text:span> Tache.</text:p>
      <text:p text:style-name="P27"><text:span text:style-name="T63">2) </text:span><text:span text:style-name="T62">Procédure</text:span><text:span text:style-name="T64">s et fonctions PL/SQL</text:span></text:p>
      <text:p text:style-name="P14"/>
      <text:p text:style-name="P19">Système de points</text:p>
      <text:p text:style-name="P10">Une tâche <text:span text:style-name="T12">rapporte un point </text:span><text:span text:style-name="T13">si elle est effectuée avant sa date d’échéance et fait perdre un point si elle n’est pas effectué avant sa date d’échéance. Si elle est </text:span>réalisée après sa date d’échéance, <text:span text:style-name="T13">elle</text:span> ne rapporte aucun point.</text:p>
      <text:p text:style-name="P11"/>
      <text:p text:style-name="P26"><text:span text:style-name="T7">L</text:span><text:span text:style-name="T4">a</text:span><text:span text:style-name="T2"> </text:span><text:bookmark-start text:name="__DdeLink__56_1050367768"/><text:span text:style-name="T4">f</text:span><text:span text:style-name="T5">onction qui calcule le nombre </text:span><text:span text:style-name="T49">de point gagné</text:span><text:span text:style-name="T50">s et </text:span><text:span text:style-name="T49">perdu</text:span><text:span text:style-name="T50">s</text:span><text:span text:style-name="T49"> </text:span><text:span text:style-name="T51">au cours de la semaine</text:span><text:span text:style-name="T54"> </text:span><text:span text:style-name="T55">doit être exécutée en fin de semaine. </text:span><text:span text:style-name="T56">Cette fonction prend en paramètres l'identifiant de l'utilisateur, ainsi que deux paramètres OUT, </text:span><text:span text:style-name="Source_20_Text"><text:span text:style-name="T53">pointsGagnes</text:span></text:span><text:span text:style-name="T56"> et </text:span><text:span text:style-name="Source_20_Text"><text:span text:style-name="T53">pointsPerdus</text:span></text:span><text:span text:style-name="T56">, qui sont utilisés pour stocker respectivement le nombre de points gagnés et perdus. </text:span><text:span text:style-name="T57">Elle</text:span><text:span text:style-name="T1"> </text:span>commence par déterminer le nombre de tâches terminées au cours de la <text:soft-page-break/>semaine. Étant donné qu'un utilisateur ne peut accomplir que les tâches auxquelles il est assigné, <text:span text:style-name="T14">on sélectionne les tâches terminées en filtrant celles qui sont assignées à l’utilisateur et qu’il a réalisées au cours de la semaine.</text:span></text:p>
      <text:p text:style-name="P28"><text:span text:style-name="T27">P</text:span><text:span text:style-name="T28">our calculer le nombre de tâches passées, </text:span><text:span text:style-name="T27">on s’intéresse aux</text:span><text:span text:style-name="T28"> taches au</text:span><text:span text:style-name="T54">xquelles est assigné l'u</text:span><text:span text:style-name="T58">tilisateur </text:span><text:span text:style-name="T54">et </text:span><text:span text:style-name="T58">ne </text:span><text:span text:style-name="T59">retenons</text:span><text:span text:style-name="T58"> que </text:span><text:span text:style-name="T54">celle</text:span><text:span text:style-name="T59">s</text:span><text:span text:style-name="T54"> </text:span><text:span text:style-name="T58">qui n’ont pas été réalisées par l’utilisateur au cours de la</text:span><text:bookmark-end text:name="__DdeLink__56_1050367768"/><text:span text:style-name="T58"> </text:span><text:span text:style-name="T60">semaine</text:span><text:span text:style-name="T58">.</text:span></text:p>
      <text:p text:style-name="P28"><text:span text:style-name="T41">Enfin, comme une fonction doit retourner une valeur, la fonction renvoie la différence entre </text:span><text:span text:style-name="Source_20_Text"><text:span text:style-name="T41">pointsGagnes</text:span></text:span><text:span text:style-name="T41"> et </text:span><text:span text:style-name="Source_20_Text"><text:span text:style-name="T41">pointsPerdus</text:span></text:span><text:span text:style-name="T41">, représentant le score total de l'utilisateur pour la semaine.</text:span></text:p>
      <text:p text:style-name="P9"/>
      <text:p text:style-name="P29"><text:bookmark-start text:name="__DdeLink__413_1685813051"/><text:bookmark-start text:name="__DdeLink__121_2924400613"/><text:span text:style-name="T34">Pour</text:span><text:span text:style-name="T29"> </text:span><text:span text:style-name="T36">la procédure permettant d’archiver les tâches passées</text:span><text:span text:style-name="T29">, nous avons </text:span><text:span text:style-name="T30">utilisé la</text:span><text:span text:style-name="T29"> nouvelle table </text:span><text:span text:style-name="T73">«Tache_Archivee»</text:span><text:span text:style-name="T29">. La procédure parcourt les tâches présentent dans la table Tache_Passee. </text:span><text:span text:style-name="T20">Pour chaque tâche passée, toutes les dépendances </text:span><text:span text:style-name="T39">qui lui sont associées</text:span><text:span text:style-name="T20"> sont supprimées, ainsi que </text:span><text:span text:style-name="T40">ses assignations</text:span><text:span text:style-name="T20">.</text:span><text:span text:style-name="T29"> Ensuite, pour pouvoir archiver la tâche passée, nous cherchons la tâche correspondante dans la table Tache. Une fois trouvée, nous insérons toutes les données de cette tâche dans la table Tache_Archivee. </text:span><text:span text:style-name="T31">La</text:span><text:span text:style-name="T29"> tâche</text:span><text:span text:style-name="T32"> </text:span><text:span text:style-name="T31">désormais </text:span><text:span text:style-name="T29">archivée est supprimée de Tache_Passee et </text:span><text:bookmark-end text:name="__DdeLink__413_1685813051"/><text:bookmark-end text:name="__DdeLink__121_2924400613"/><text:span text:style-name="T33">de Tache.</text:span></text:p>
      <text:p text:style-name="P9"/>
      <text:p text:style-name="P12"/>
      <text:p text:style-name="P25">3) Déclencheurs</text:p>
      <text:p text:style-name="P25"/>
      <text:p text:style-name="P13">Le score de chaque utilisateur est stocké dans la table Utilisateur. </text:p>
      <text:p text:style-name="P13">Dès qu’une insertion ou modification est faite sur la table Tache, le <text:span text:style-name="T85">déclencheur </text:span><text:span text:style-name="T15">mise_a_jour_score</text:span> est <text:span text:style-name="T86">activ</text:span><text:span text:style-name="T83">é</text:span>. <text:span text:style-name="T83">Si la tâche est marquée comme accomplie avant sa date d’échéance, le score de l’utilisateur l’ayant effectué</text:span><text:span text:style-name="T86">e</text:span><text:span text:style-name="T83"> est incrémenté de 1. Dans le cas contraire, si la tâche n’est pas accomplie et que sa date d’échéance est dépassée, </text:span><text:span text:style-name="T84">son</text:span><text:span text:style-name="T83"> score est décrémenté de 1.</text:span></text:p>
      <text:p text:style-name="P13"/>
      <text:p text:style-name="P30"><text:span text:style-name="T26">Av</text:span><text:span text:style-name="T45">ant l’insertion d’un tâche périodiqu</text:span><text:span text:style-name="T46">e </text:span><text:span text:style-name="T45">non accomplie, l</text:span><text:span text:style-name="T61">e déclencheur </text:span><text:span text:style-name="T52">taches_associees_aux_taches</text:span></text:p>
      <text:p text:style-name="P30"><text:span text:style-name="T52">_periodiques</text:span><text:span text:style-name="T48"> cré</text:span><text:span text:style-name="T65">e </text:span><text:span text:style-name="T66">l</text:span><text:span text:style-name="T65">es tâches associées en fonction de la période spécifiée (jour, semaine ou mois). Ces tâches </text:span><text:span text:style-name="T67">non périodiques </text:span><text:span text:style-name="T65">associées héritent des détails de la tâche principale, mais avec des dates ajustées selon la période.</text:span></text:p>
      <text:p text:style-name="P31"><text:span text:style-name="T87">Un déclencheur </text:span><text:span text:style-name="T88">supplémentaire </text:span><text:span text:style-name="T16">check_statut_tache_periodique</text:span><text:span text:style-name="T88"> </text:span><text:span text:style-name="T87">est mis en place pour garantir qu'une tâche périodique ne peut être marquée comme accomplie que si toutes ses "sous-tâches" associées sont également terminé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Yrsa Light1" svg:font-family="'Yrsa Light'" style:font-adornments="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14:13:22.272510935</meta:creation-date>
    <dc:date>2024-01-07T16:37:02.737413521</dc:date>
    <meta:editing-duration>P1DT1H34M7S</meta:editing-duration>
    <meta:editing-cycles>78</meta:editing-cycles>
    <meta:generator>LibreOffice/7.3.7.2$Linux_X86_64 LibreOffice_project/30$Build-2</meta:generator>
    <meta:document-statistic meta:table-count="0" meta:image-count="0" meta:object-count="0" meta:page-count="3" meta:paragraph-count="40" meta:word-count="1273" meta:character-count="7934" meta:non-whitespace-character-count="6706"/>
  </office:meta>
</office:document-meta>
</file>